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8.707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07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sln0000_editor_xtype" xlink:type="simple">t_sysdict_sln0000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sln0000_record_status" xlink:type="simple">t_sysdict_sln0000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sln0000_form_editor_xtype" xlink:type="simple">t_sysdict_sln0000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sln0000_fv_xtype" xlink:type="simple">t_sysdict_sln0000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sln0000_help_nav" xlink:type="simple">t_sysdict_sln0000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<text:a xlink:href="#t_sysdict_sln0002_leaf_subject" xlink:type="simple">t_sysdict_sln0002_leaf_subject</text:a></text:p>
          </table:table-cell>
          <table:table-cell table:style-name="ce38" office:value-type="string" calcext:value-type="string">
            <text:p>系统数据字典 – 会计科目是否是末级科目</text:p>
          </table:table-cell>
          <table:table-cell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record_status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help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leaf_subject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leaf_subjec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会计科目是否是末级科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00/00/00</text:date>, <text:time style:data-style-name="N2" text:time-value="15:20:54.476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07T15:23:28.836000000</dc:date>
    <meta:generator>LibreOffice/7.2.4.1$Windows_X86_64 LibreOffice_project/27d75539669ac387bb498e35313b970b7fe9c4f9</meta:generator>
    <meta:editing-duration>PT47M19S</meta:editing-duration>
    <meta:editing-cycles>58</meta:editing-cycles>
    <meta:document-statistic meta:table-count="34" meta:cell-count="2094" meta:object-count="0"/>
    <meta:user-defined meta:name="AppVersion">12.0000</meta:user-defined>
    <meta:user-defined meta:name="Company">Microsoft</meta:user-defined>
  </office:meta>
</office:document-meta>
</file>